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d30f" officeooo:paragraph-rsid="0000d30f" style:font-weight-asian="bold" style:font-weight-complex="bold"/>
    </style:style>
    <style:style style:name="P2" style:family="paragraph" style:parent-style-name="Standard">
      <style:text-properties fo:font-weight="bold" officeooo:rsid="00024fd1" officeooo:paragraph-rsid="00024fd1" style:font-weight-asian="bold" style:font-weight-complex="bold"/>
    </style:style>
    <style:style style:name="P3" style:family="paragraph" style:parent-style-name="Standard">
      <style:text-properties fo:font-weight="normal" officeooo:rsid="0000d30f" officeooo:paragraph-rsid="0000d30f" style:font-weight-asian="normal" style:font-weight-complex="normal"/>
    </style:style>
    <style:style style:name="P4" style:family="paragraph" style:parent-style-name="Standard">
      <style:text-properties fo:font-weight="normal" officeooo:rsid="0000f332" officeooo:paragraph-rsid="0000f332" style:font-weight-asian="normal" style:font-weight-complex="normal"/>
    </style:style>
    <style:style style:name="P5" style:family="paragraph" style:parent-style-name="Standard">
      <style:text-properties fo:font-weight="normal" officeooo:rsid="0000f332" officeooo:paragraph-rsid="00024fd1" style:font-weight-asian="normal" style:font-weight-complex="normal"/>
    </style:style>
    <style:style style:name="P6" style:family="paragraph" style:parent-style-name="Standard">
      <style:text-properties fo:font-weight="normal" officeooo:rsid="0000f332" officeooo:paragraph-rsid="00026830" style:font-weight-asian="normal" style:font-weight-complex="normal"/>
    </style:style>
    <style:style style:name="P7" style:family="paragraph" style:parent-style-name="Standard">
      <style:text-properties fo:font-weight="normal" officeooo:rsid="0000f332" officeooo:paragraph-rsid="00047f8b" style:font-weight-asian="normal" style:font-weight-complex="normal"/>
    </style:style>
    <style:style style:name="P8" style:family="paragraph" style:parent-style-name="Standard">
      <style:text-properties fo:font-weight="normal" officeooo:rsid="0000f332" officeooo:paragraph-rsid="0004bec5" style:font-weight-asian="normal" style:font-weight-complex="normal"/>
    </style:style>
    <style:style style:name="P9" style:family="paragraph" style:parent-style-name="Standard">
      <style:text-properties fo:font-weight="normal" officeooo:rsid="00024fd1" officeooo:paragraph-rsid="00024fd1" style:font-weight-asian="normal" style:font-weight-complex="normal"/>
    </style:style>
    <style:style style:name="P10" style:family="paragraph" style:parent-style-name="Standard">
      <style:text-properties fo:font-weight="bold" officeooo:rsid="00024fd1" officeooo:paragraph-rsid="00024fd1" style:font-weight-asian="bold" style:font-weight-complex="bold"/>
    </style:style>
    <style:style style:name="P11" style:family="paragraph" style:parent-style-name="Standard">
      <style:text-properties fo:font-weight="normal" officeooo:rsid="000f2635" officeooo:paragraph-rsid="000f2635" style:font-weight-asian="normal" style:font-weight-complex="normal"/>
    </style:style>
    <style:style style:name="P12" style:family="paragraph" style:parent-style-name="Standard">
      <style:text-properties fo:font-weight="normal" officeooo:rsid="00024fd1" officeooo:paragraph-rsid="00024fd1" style:font-weight-asian="normal" style:font-weight-complex="normal"/>
    </style:style>
    <style:style style:name="T1" style:family="text">
      <style:text-properties officeooo:rsid="0000f332"/>
    </style:style>
    <style:style style:name="T2" style:family="text">
      <style:text-properties officeooo:rsid="00026830"/>
    </style:style>
    <style:style style:name="T3" style:family="text">
      <style:text-properties officeooo:rsid="0002b710"/>
    </style:style>
    <style:style style:name="T4" style:family="text">
      <style:text-properties officeooo:rsid="00046ac3"/>
    </style:style>
    <style:style style:name="T5" style:family="text">
      <style:text-properties officeooo:rsid="00047f8b"/>
    </style:style>
    <style:style style:name="T6" style:family="text">
      <style:text-properties officeooo:rsid="0004bec5"/>
    </style:style>
    <style:style style:name="T7" style:family="text">
      <style:text-properties officeooo:rsid="0006e8f2"/>
    </style:style>
    <style:style style:name="T8" style:family="text">
      <style:text-properties officeooo:rsid="0008bdd9"/>
    </style:style>
    <style:style style:name="T9" style:family="text">
      <style:text-properties officeooo:rsid="000a4878"/>
    </style:style>
    <style:style style:name="T10" style:family="text">
      <style:text-properties officeooo:rsid="000f7d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:</text:p>
      <text:p text:style-name="P2"/>
      <text:p text:style-name="P11"><text:tab/>Esse trabalho e baseado em simular 5 funções de gerenciamento de processos: criação de</text:p>
      <text:p text:style-name="P11">processo, substituição do processo atual por outro processo, transição de estados de um processo,</text:p>
      <text:p text:style-name="P11">escalonamento e troca de contexto. <text:span text:style-name="T10">Serão utilizadas chamadas de sistema do linux para trabalhar e serão 3 tipos de processo, commander, processo manager, e reporter. O commander inicia a simulação o processo manager e criado por ele, e vários processos do tipo reporter são criados pelo processo maneger de acordo com a necessidade.</text:span></text:p>
      <text:p text:style-name="P9"/>
      <text:p text:style-name="P2">Tipos de dados:</text:p>
      <text:p text:style-name="P1"/>
      <text:p text:style-name="P1">Implementação :</text:p>
      <text:p text:style-name="P1"/>
      <text:p text:style-name="P1">Commander: </text:p>
      <text:p text:style-name="P1"/>
      <text:p text:style-name="P3">Enviar comandos: <text:s/><text:span text:style-name="T1">Depois que os comandos são recebidos de um arquivo de texto, eles serão recebidos por essa função <text:s text:c="2"/>que tera a objetivo de encaminha las para o Processo manager via pipe</text:span></text:p>
      <text:p text:style-name="P1"/>
      <text:p text:style-name="P1">Processo Manager:</text:p>
      <text:p text:style-name="P1"/>
      <text:p text:style-name="P4">iniciaTadInst : <text:span text:style-name="T2">Função que </text:span>Iniciar vetor de instruções <text:span text:style-name="T2">e define seus tamanhos.</text:span></text:p>
      <text:p text:style-name="P6"/>
      <text:p text:style-name="P6"><text:span text:style-name="T2">S</text:span>howInst: <text:s/><text:span text:style-name="T2">Função utilizada para exibição em tela , mostrando todas instruções e seus respectivos dados e também informando <text:s/>a quantidade de processos.</text:span></text:p>
      <text:p text:style-name="P4"/>
      <text:p text:style-name="P4">CopiaInstrucao: <text:span text:style-name="T2">Função responsável por criar copias de instruções de um vetor para outro vetor.</text:span></text:p>
      <text:p text:style-name="P4"/>
      <text:p text:style-name="P4">IniciaCpu: <text:span text:style-name="T4">Inicia a cpu virtual , retomando seus valores aos iniciais .</text:span></text:p>
      <text:p text:style-name="P4"/>
      <text:p text:style-name="P5">NewProcesso: <text:s/><text:span text:style-name="T3">Utilizado para retornar uma nova cédula do tipo processo , preenchendo todos seus parâmetros de dados .</text:span></text:p>
      <text:p text:style-name="P4"/>
      <text:p text:style-name="P5">IniciaPM: Iniciar a estrutura do process<text:span text:style-name="T4">o</text:span> manager <text:span text:style-name="T5">estabelecendo seus parâmetros.</text:span></text:p>
      <text:p text:style-name="P4"/>
      <text:p text:style-name="P7">ShowP <text:s/><text:span text:style-name="T5">Exibe na tela <text:s/>a estrutura completa do processo manager.</text:span></text:p>
      <text:p text:style-name="P4"/>
      <text:p text:style-name="P5">CriaVetorInst Le as intruções do arquivo de um Processo e retorna um TadInstTadInst *(char *arquivo);</text:p>
      <text:p text:style-name="P4"/>
      <text:p text:style-name="P5">unblock: <text:span text:style-name="T5">Função para <text:s/>r</text:span>etira um processo da fila de bloqueados e move<text:span text:style-name="T5">-lo</text:span> para o estado de pronto.</text:p>
      <text:p text:style-name="P4"/>
      <text:p text:style-name="P5">Block: <text:span text:style-name="T6">Responsavel por</text:span> <text:span text:style-name="T6">m</text:span>ove<text:span text:style-name="T6">r</text:span> um processo da cpu para fila de bloqueados.</text:p>
      <text:p text:style-name="P4"/>
      <text:p text:style-name="P8">Escalona : <text:span text:style-name="T6">Função para copiar os dados da estrutura do processo da tabela para a cpu</text:span></text:p>
      <text:p text:style-name="P4"/>
      <text:p text:style-name="P5">retiraP: Retira o processo da cpu e <text:span text:style-name="T7">transfere ele para </text:span><text:s/>tabelaPcb <text:span text:style-name="T7">passando todos seus valores.</text:span></text:p>
      <text:p text:style-name="P4"/>
      <text:p text:style-name="P5">TrocaContexto: <text:span text:style-name="T8">Função para realizar a troca de contextos primeiro ela remove os processos da cpu e volta eles para tabeala, depois ele verifica se o processo foi bloqueado por uma interrupção , e por ultimo <text:s/>ele escalona o próximo processo. </text:span></text:p>
      <text:p text:style-name="P4"/>
      <text:p text:style-name="P5"><text:soft-page-break/>ExecutaProcesso <text:s/>Executa as instruções de um processo na CPU , <text:span text:style-name="T9">primeiro verifica qual o tipo de instrução , e para cada tipo ele executa sua respectiva atribuição como por exemplo , somar e subtrair os valores, bloquear , chamar o escalonamento , terminar o processo e também criar filhos. E ficando nesse ciclo ate que acabe os processos.</text:span></text:p>
      <text:p text:style-name="P4"/>
      <text:p text:style-name="P5">SendP Envia um processo via pipe.</text:p>
      <text:p text:style-name="P4"/>
      <text:p text:style-name="P5">CallReporter : Cria um fork e troca a imagem do fork para o reporter.</text:p>
      <text:p text:style-name="P4"/>
      <text:p text:style-name="P1">Repport:</text:p>
      <text:p text:style-name="P1"/>
      <text:p text:style-name="P9">showTable</text:p>
      <text:p text:style-name="P9"/>
      <text:p text:style-name="P9"/>
      <text:p text:style-name="P2">Analise de Resultados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9:26:40.753369719</meta:creation-date>
    <dc:date>2017-10-18T18:29:11.963229250</dc:date>
    <meta:editing-duration>PT54M59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2" meta:paragraph-count="28" meta:word-count="418" meta:character-count="2596" meta:non-whitespace-character-count="2191"/>
  </office:meta>
</office:document-meta>
</file>